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1.192cm" style:rel-column-width="43148*"/>
    </style:style>
    <style:style style:name="Tabla1.B" style:family="table-column">
      <style:table-column-properties style:column-width="5.807cm" style:rel-column-width="22387*"/>
    </style:style>
    <style:style style:name="Tabla1.1" style:family="table-row">
      <style:table-row-properties style:min-row-height="5.953cm"/>
    </style:style>
    <style:style style:name="Tabla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: Toda la Historia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Los hicsos ocupan:</text:p>
            <text:list xml:id="list1586385271615351568" text:style-name="L1">
              <text:list-item>
                <text:p text:style-name="P5">Egipto</text:p>
              </text:list-item>
              <text:list-item>
                <text:p text:style-name="P5">Roma</text:p>
              </text:list-item>
              <text:list-item>
                <text:p text:style-name="P5">Atenas</text:p>
              </text:list-item>
              <text:list-item>
                <text:p text:style-name="P5">Ninguno</text:p>
              </text:list-item>
            </text:list>
          </table:table-cell>
          <table:table-cell table:style-name="Tabla1.A1" office:value-type="string">
            <text:p text:style-name="Standard"><draw:frame draw:style-name="fr1" draw:name="gráficos3" text:anchor-type="paragraph" svg:x="0cm" svg:y="0.12cm" svg:width="5.613cm" svg:height="5.613cm" draw:z-index="4"><draw:image xlink:href="../../Desktop/arco-de-santa-catalina-antigua-guatemala-1440x810.jpg" xlink:type="simple" xlink:show="embed" xlink:actuate="onLoad" draw:filter-name="&lt;Todos los formatos&gt;"/></draw:frame></text:p>
          </table:table-cell>
        </table:table-row>
        <table:table-row table:style-name="Tabla1.1">
          <table:table-cell table:style-name="Tabla1.A1" office:value-type="string">
            <text:p text:style-name="P3">Los etrurios desarrollaron su cultura en:</text:p>
            <text:list xml:id="list40700576" text:continue-numbering="true" text:style-name="L1">
              <text:list-item>
                <text:p text:style-name="P5">Península itálica</text:p>
              </text:list-item>
              <text:list-item>
                <text:p text:style-name="P5">Creta</text:p>
              </text:list-item>
              <text:list-item>
                <text:p text:style-name="P5">Líbano</text:p>
              </text:list-item>
              <text:list-item>
                <text:p text:style-name="P5">Petra</text:p>
              </text:list-item>
            </text:list>
          </table:table-cell>
          <table:table-cell table:style-name="Tabla1.A1" office:value-type="string">
            <text:p text:style-name="Standard"><draw:frame draw:style-name="fr1" draw:name="gráficos2" text:anchor-type="paragraph" svg:x="0cm" svg:y="0.12cm" svg:width="5.613cm" svg:height="5.613cm" draw:z-index="3"><draw:image xlink:href="../../Desktop/14881300441_a95e2b952c_k.jpg" xlink:type="simple" xlink:show="embed" xlink:actuate="onLoad" draw:filter-name="&lt;Todos los formatos&gt;"/></draw:frame></text:p>
          </table:table-cell>
        </table:table-row>
        <table:table-row table:style-name="Tabla1.1">
          <table:table-cell table:style-name="Tabla1.A1" office:value-type="string">
            <text:p text:style-name="P3">Amenofis IV instaura el:</text:p>
            <text:list xml:id="list40713019" text:continue-numbering="true" text:style-name="L1">
              <text:list-item>
                <text:p text:style-name="P5">Politeísmo</text:p>
              </text:list-item>
              <text:list-item>
                <text:p text:style-name="P5">Monoteísmo</text:p>
              </text:list-item>
              <text:list-item>
                <text:p text:style-name="P5">Una cosa y la otra</text:p>
              </text:list-item>
              <text:list-item>
                <text:p text:style-name="P5">Ninguna de las anteriores</text:p>
              </text:list-item>
            </text:list>
          </table:table-cell>
          <table:table-cell table:style-name="Tabla1.A1" office:value-type="string">
            <text:p text:style-name="Standard"><draw:frame draw:style-name="fr1" draw:name="gráficos11" text:anchor-type="paragraph" svg:x="0cm" svg:y="0.12cm" svg:width="5.613cm" svg:height="5.613cm" draw:z-index="0"><draw:image xlink:href="http://www3.gobiernodecanarias.org/medusa/ecoescuela/plantillasrecursos/files/formidable/26/1311203834_740215_0000000000_noticia_normal-150x150.jp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1" office:value-type="string">
            <text:p text:style-name="P3">Eridú es:</text:p>
            <text:list xml:id="list40721863" text:continue-numbering="true" text:style-name="L1">
              <text:list-item>
                <text:p text:style-name="P5">La primera ciudad de la historia</text:p>
              </text:list-item>
              <text:list-item>
                <text:p text:style-name="P5">Una reina</text:p>
              </text:list-item>
              <text:list-item>
                <text:p text:style-name="P5">Una religión</text:p>
              </text:list-item>
              <text:list-item>
                <text:p text:style-name="P5">No es nada</text:p>
              </text:list-item>
            </text:list>
          </table:table-cell>
          <table:table-cell table:style-name="Tabla1.A1" office:value-type="string">
            <text:p text:style-name="Standard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2"><draw:image xlink:href="http://www3.gobiernodecanarias.org/medusa/ecoescuela/plantillasrecursos/files/2019/02/eso-1-geografia-historia.png" xlink:type="simple" xlink:show="embed" xlink:actuate="onLoad"/></draw:frame> </text:p>
      </style:header>
      <style:footer>
        <text:p text:style-name="MP1">Recurso 10 | 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9S</meta:editing-duration>
    <meta:editing-cycles>4</meta:editing-cycles>
    <meta:generator>OpenOffice/4.1.6$Win32 OpenOffice.org_project/416m1$Build-9790</meta:generator>
    <dc:date>2019-02-14T20:50:02.33</dc:date>
    <meta:document-statistic meta:table-count="1" meta:image-count="4" meta:object-count="0" meta:page-count="2" meta:paragraph-count="23" meta:word-count="72" meta:character-count="336"/>
    <meta:user-defined meta:name="Info 1"/>
    <meta:user-defined meta:name="Info 2"/>
    <meta:user-defined meta:name="Info 3"/>
    <meta:user-defined meta:name="Info 4"/>
  </office:meta>
</office:document-meta>
</file>